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language-asian="de" style:country-asian="DE"/>
    </style:style>
    <style:style style:name="P2" style:parent-style-name="Standard" style:family="paragraph">
      <style:text-properties style:language-asian="de" style:country-asian="DE"/>
    </style:style>
    <style:style style:name="P3" style:parent-style-name="Standard" style:family="paragraph">
      <style:text-properties style:language-asian="de" style:country-asian="DE"/>
    </style:style>
    <style:style style:name="P4" style:parent-style-name="Standard" style:family="paragraph">
      <style:text-properties style:language-asian="de" style:country-asian="DE"/>
    </style:style>
    <style:style style:name="P5" style:parent-style-name="Standard" style:family="paragraph">
      <style:text-properties style:font-name="Times New Roman" style:font-name-asian="Times New Roman" style:language-asian="de" style:country-asian="DE"/>
    </style:style>
    <style:style style:name="P6" style:parent-style-name="Standard" style:family="paragraph">
      <style:text-properties style:font-name="Times New Roman" style:font-name-asian="Times New Roman" style:language-asian="de" style:country-asian="DE"/>
    </style:style>
    <style:style style:name="P7" style:parent-style-name="Standard" style:family="paragraph">
      <style:text-properties style:font-name="Times New Roman" style:font-name-asian="Times New Roman" style:language-asian="de" style:country-asian="DE"/>
    </style:style>
    <style:style style:name="P8" style:parent-style-name="Standard" style:family="paragraph">
      <style:text-properties style:font-name="Times New Roman" style:font-name-asian="Times New Roman" style:language-asian="de" style:country-asian="DE"/>
    </style:style>
    <style:style style:name="P9" style:parent-style-name="Standard" style:family="paragraph">
      <style:text-properties style:font-name="Times New Roman" style:font-name-asian="Times New Roman" style:language-asian="de" style:country-asian="DE"/>
    </style:style>
    <style:style style:name="P10" style:parent-style-name="Standard" style:family="paragraph">
      <style:text-properties style:font-name="Times New Roman" style:font-name-asian="Times New Roman" style:language-asian="de" style:country-asian="DE"/>
    </style:style>
    <style:style style:name="P11" style:parent-style-name="Standard" style:family="paragraph">
      <style:text-properties style:font-name="Times New Roman" style:font-name-asian="Times New Roman" style:language-asian="de" style:country-asian="DE"/>
    </style:style>
    <style:style style:name="P12" style:parent-style-name="Standard" style:family="paragraph">
      <style:text-properties style:font-name="Times New Roman" style:font-name-asian="Times New Roman" style:language-asian="de" style:country-asian="DE"/>
    </style:style>
    <style:style style:name="P13" style:parent-style-name="Standard" style:family="paragraph">
      <style:text-properties style:language-asian="de" style:country-asian="DE"/>
    </style:style>
    <style:style style:name="P14" style:parent-style-name="Standard" style:family="paragraph">
      <style:text-properties style:language-asian="de" style:country-asian="DE"/>
    </style:style>
    <style:style style:name="P15" style:parent-style-name="Standard" style:family="paragraph">
      <style:text-properties style:language-asian="de" style:country-asian="DE"/>
    </style:style>
    <style:style style:name="P16" style:parent-style-name="Standard" style:family="paragraph">
      <style:text-properties style:font-name="Times New Roman" style:font-name-asian="Times New Roman" style:language-asian="de" style:country-asian="DE"/>
    </style:style>
    <style:style style:name="P17" style:parent-style-name="Standard" style:family="paragraph">
      <style:text-properties style:font-name="Times New Roman" style:font-name-asian="Times New Roman" style:language-asian="de" style:country-asian="DE"/>
    </style:style>
    <style:style style:name="P18" style:parent-style-name="Listenabsatz" style:list-style-name="LFO1" style:family="paragraph">
      <style:text-properties style:font-name="Times New Roman" style:font-name-asian="Times New Roman" style:language-asian="de" style:country-asian="DE"/>
    </style:style>
    <style:style style:name="P19" style:parent-style-name="Listenabsatz" style:list-style-name="LFO1" style:family="paragraph">
      <style:text-properties style:font-name="Times New Roman" style:font-name-asian="Times New Roman" style:language-asian="de" style:country-asian="DE"/>
    </style:style>
    <style:style style:name="P20" style:parent-style-name="Listenabsatz" style:list-style-name="LFO1" style:family="paragraph">
      <style:text-properties style:font-name="Times New Roman" style:font-name-asian="Times New Roman" style:language-asian="de" style:country-asian="DE"/>
    </style:style>
    <style:style style:name="P21" style:parent-style-name="Standard" style:family="paragraph">
      <style:text-properties style:font-name="Times New Roman" style:font-name-asian="Times New Roman" style:language-asian="de" style:country-asian="DE"/>
    </style:style>
    <style:style style:name="P22" style:parent-style-name="Standard" style:family="paragraph">
      <style:text-properties style:font-name="Times New Roman" style:font-name-asian="Times New Roman" style:language-asian="de" style:country-asian="DE"/>
    </style:style>
    <style:style style:name="P23" style:parent-style-name="Standard" style:family="paragraph">
      <style:text-properties style:font-name="Times New Roman" style:font-name-asian="Times New Roman" style:language-asian="de" style:country-asian="DE"/>
    </style:style>
    <style:style style:name="P24" style:parent-style-name="Standard" style:family="paragraph">
      <style:text-properties style:font-name="Times New Roman" style:font-name-asian="Times New Roman" style:language-asian="de" style:country-asian="DE"/>
    </style:style>
    <style:style style:name="P25" style:parent-style-name="Standard" style:family="paragraph">
      <style:text-properties style:font-name="Times New Roman" style:font-name-asian="Times New Roman" style:language-asian="de" style:country-asian="DE"/>
    </style:style>
    <style:style style:name="P26" style:parent-style-name="Standard" style:family="paragraph">
      <style:text-properties style:font-name="Times New Roman" style:font-name-asian="Times New Roman" style:language-asian="de" style:country-asian="DE"/>
    </style:style>
    <style:style style:name="P27" style:parent-style-name="Standard" style:family="paragraph">
      <style:text-properties style:font-name="Times New Roman" style:font-name-asian="Times New Roman" style:language-asian="de" style:country-asian="DE"/>
    </style:style>
    <style:style style:name="P28" style:parent-style-name="Standard" style:family="paragraph">
      <style:text-properties style:font-name="Times New Roman" style:font-name-asian="Times New Roman" style:language-asian="de" style:country-asian="DE"/>
    </style:style>
  </office:automatic-styles>
  <office:body>
    <office:text text:use-soft-page-breaks="true">
      <text:p text:style-name="P1">8.4.<text:s/></text:p>
      <text:p text:style-name="P2"/>
      <text:p text:style-name="P3">a)</text:p>
      <text:p text:style-name="P4"/>
      <text:p text:style-name="P5">Periodische Interrupts<text:s/></text:p>
      <text:p text:style-name="P6">– Timer<text:s/>löst<text:s/>regelmäßig<text:s/>ein Interrupt aus<text:s/></text:p>
      <text:p text:style-name="P7">– Interrupt-Handler ruft Scheduler auf</text:p>
      <text:p text:style-name="P8">– Betriebssystem speichert Zustand des aktuellen Threads im Prozess-Kontroll-Block (PCB)</text:p>
      <text:p text:style-name="P9">– Betriebssystem lädt Zustand des anderen Threads aus dem PCB</text:p>
      <text:p text:style-name="P10">– Betriebssystem wechselt den Thread und setzt Timer wieder</text:p>
      <text:p text:style-name="P11">– Das wiederholt sich dann periodisch</text:p>
      <text:p text:style-name="P12">– Die Zeitspanne zwischen zwei Interrupts heißt Quantum <text:s/></text:p>
      <text:p text:style-name="P13"/>
      <text:p text:style-name="P14">b)</text:p>
      <text:p text:style-name="P15"/>
      <text:p text:style-name="P16">Mehrere<text:s/>Threads<text:s/>können „pseudo-parallel“<text:s/>ausgeführt werden. Auf Prozessoren mit einem Kern laufen die<text:s/>Threads<text:s/>natürlich nicht wirklich<text:s/>parallel,<text:s/>sondern abwechselnd<text:s/>(im Gegensatz zu echter Hardware Parallelität bei Mehrkernprozessoren).</text:p>
      <text:p text:style-name="P17">Was bringt uns Multitasking:</text:p>
      <text:list text:style-name="LFO1" text:continue-numbering="true">
        <text:list-item>
          <text:p text:style-name="P18">Ein Benutzer will mehrere Aufgaben „gleichzeitig“ durchführen</text:p>
        </text:list-item>
        <text:list-item>
          <text:p text:style-name="P19">Mehrere Benutzer teilen sich einen leistungsfähigen Rechner (Timesharing)</text:p>
        </text:list-item>
        <text:list-item>
          <text:p text:style-name="P20">Die<text:s/>Durchführung einer einzigen Aufgabe lässt sich typischerweise in relativ unabhängige Teilaufgaben zerlegen</text:p>
        </text:list-item>
      </text:list>
      <text:p text:style-name="Standard"/>
      <text:p text:style-name="Standard">c)</text:p>
      <text:p text:style-name="Standard"/>
      <text:p text:style-name="P21">– Threads laufen pseudo-parallel</text:p>
      <text:p text:style-name="P22">– Thread kann jederzeit unterbrochen werden (Interrupt)<text:s/></text:p>
      <text:p text:style-name="P23">– Threads teilen sich Ressourcen</text:p>
      <text:p text:style-name="P24">– Bei überlappender Ausführung kommt es zu Problemen (Kritischer Abschnitt), da die Variable nach dem hochzählen möglicherweise verwendet wird</text:p>
      <text:p text:style-name="P25">– Für die Koordination der geteilten Ressourcen wird Mutex verwendet, sodass nur ein Thread kritischen Abschnitt ausführen darf</text:p>
      <text:p text:style-name="P26"/>
      <text:p text:style-name="P27">Beispiel: Mehrere Threads wollen eine Variable (geteilte Ressource) hochzählen. Solange diese noch nicht hochgezählt ist,<text:s/>können Threads auf die noch nicht geupdatete Variable zugreifen und zählen diese wieder hoch und werden im Endeffekt überschrieben. Das kann durch Mutex dann vermieden werden, da die Threads warten bis der laufende Thread den kritischen Bereich verlässt und somit bereits die Variable hochgezählt hat.</text:p>
      <text:p text:style-name="P28"><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StandardWeb" style:display-name="Standard (Web)" style:family="paragraph" style:parent-style-name="Standard">
      <style:paragraph-properties fo:margin-top="0.0694in" fo:margin-bottom="0.0694in"/>
      <style:text-properties style:font-name="Times New Roman" style:font-name-asian="Times New Roman" style:language-asian="de" style:country-asian="DE" fo:hyphenate="fals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7-14T05:55:00Z</meta:creation-date>
    <dc:date>2020-07-14T10:55:00Z</dc:date>
    <meta:template xlink:href="Normal.dotm" xlink:type="simple"/>
    <meta:editing-cycles>3</meta:editing-cycles>
    <meta:editing-duration>PT0S</meta:editing-duration>
    <meta:document-statistic meta:page-count="1" meta:paragraph-count="3" meta:word-count="242" meta:character-count="1766" meta:row-count="12" meta:non-whitespace-character-count="1527"/>
  </office:meta>
</office:document-meta>
</file>